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subtitle">
      <style:graphic-properties draw:stroke="none" draw:fill="none" fo:min-height="12.486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ractical NLTK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 howto to use NLTK </text:p>
            <text:p>for practical motiva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Feeling Analysi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tweet-sentyment.py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etecting the gende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$ python3 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ext Summari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presentation:style-name="pr5" draw:text-style-name="P2" draw:layer="layout" svg:width="24.4cm" svg:height="12.486cm" svg:x="2.2cm" svg:y="4.914cm">
          <draw:text-box>
            <text:p>$ python3 text-summarize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lassify Docu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doc-classification-ch06.p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ynonyms and Antony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synonyms-antonym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ingulars and Plural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stem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Lemmas: dictionary ent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wordnet-lemmatiz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Tre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semantic-tree.py</text:p>
                <text:p text:style-name="P3">$ python3 parse-tree.py</text:p>
                <text:p text:style-name="P3">$ python3 code-chinker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layer="layout" svg:width="25.199cm" svg:height="3.506cm" svg:x="1.4cm" svg:y="1.094cm" presentation:class="title" presentation:user-transformed="true">
          <draw:text-box>
            <text:p>Corp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gutenberg.py</text:p>
                <text:p text:style-name="P3">$ python3 corpus-howto-new-corpus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haring data models: pick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/>
                <text:p text:style-name="P3"/>
                <text:p text:style-name="P3"/>
                <text:p text:style-name="P3">$ python3 nltk-pickl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Using perceval with nltk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3">
              <text:list-header>
                <text:p text:style-name="P4"/>
                <text:p text:style-name="P4"/>
                <text:p text:style-name="P4">$ python3 perceval_git_counter_sexmachine.py</text:p>
                <text:p text:style-name="P4">$ python3 perceval_mbox_sexmachine.py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5T19:51:25.863695388</meta:creation-date>
    <dc:date>2018-03-26T17:13:06.144631928</dc:date>
    <meta:editing-duration>PT1H39M24S</meta:editing-duration>
    <meta:editing-cycles>5</meta:editing-cycles>
    <meta:generator>LibreOffice/5.1.2.2$Linux_X86_64 LibreOffice_project/10m0$Build-2</meta:generator>
    <meta:document-statistic meta:object-count="70"/>
  </office:meta>
</office:document-meta>
</file>